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7E00000298F37AF643066CF6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bce7" officeooo:paragraph-rsid="0014bce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VCS – Distributed version control system</text:p>
      <text:p text:style-name="P1"><draw:frame draw:style-name="fr1" draw:name="Image1" text:anchor-type="char" svg:width="6.6929in" svg:height="3.8638in" draw:z-index="0"><draw:image xlink:href="Pictures/100000010000047E00000298F37AF643066CF6B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1:10:08.502649859</meta:creation-date>
    <dc:date>2023-11-10T11:10:51.683629547</dc:date>
    <meta:editing-duration>PT47S</meta:editing-duration>
    <meta:editing-cycles>1</meta:editing-cycles>
    <meta:document-statistic meta:table-count="0" meta:image-count="1" meta:object-count="0" meta:page-count="1" meta:paragraph-count="1" meta:word-count="5" meta:character-count="41" meta:non-whitespace-character-count="36"/>
    <meta:generator>LibreOffice/7.6.2.1$Linux_X86_64 LibreOffice_project/60$Build-1</meta:generator>
  </office:meta>
</office:document-meta>
</file>